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acbe0" style:font-size-asian="12pt" style:font-weight-asian="normal" style:font-size-complex="12pt" style:font-weight-complex="normal"/>
    </style:style>
    <style:style style:name="P57"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officeooo:rsid="01a49d51" style:font-size-asian="12pt"/>
    </style:style>
    <style:style style:name="P5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1" style:family="paragraph" style:parent-style-name="Standard">
      <style:paragraph-properties fo:margin-top="0cm" fo:margin-bottom="0.212cm" style:contextual-spacing="false"/>
      <style:text-properties officeooo:paragraph-rsid="01a49d51"/>
    </style:style>
    <style:style style:name="P6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3" style:family="paragraph" style:parent-style-name="Text_20_body">
      <style:paragraph-properties fo:text-align="start" style:justify-single-word="false"/>
      <style:text-properties officeooo:paragraph-rsid="001756f7"/>
    </style:style>
    <style:style style:name="P64" style:family="paragraph" style:parent-style-name="Text_20_body">
      <style:text-properties officeooo:rsid="02e82a24" officeooo:paragraph-rsid="001756f7" style:font-size-asian="12pt"/>
    </style:style>
    <style:style style:name="P6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1" style:family="paragraph" style:parent-style-name="Text_20_body">
      <style:text-properties officeooo:rsid="02e82a24" officeooo:paragraph-rsid="00bb0ca2" style:font-size-asian="12pt"/>
    </style:style>
    <style:style style:name="P7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64013"/>
    </style:style>
    <style:style style:name="T145" style:family="text">
      <style:text-properties officeooo:rsid="01ca5900"/>
    </style:style>
    <style:style style:name="T146" style:family="text">
      <style:text-properties officeooo:rsid="01c8ba2d"/>
    </style:style>
    <style:style style:name="T147" style:family="text">
      <style:text-properties officeooo:rsid="01c7c5fa"/>
    </style:style>
    <style:style style:name="T148" style:family="text">
      <style:text-properties fo:font-size="12pt" fo:font-weight="bold" officeooo:rsid="0426cbc9" style:font-size-asian="12pt" style:font-weight-asian="bold" style:font-size-complex="12pt" style:font-weight-complex="bold"/>
    </style:style>
    <style:style style:name="T149" style:family="text">
      <style:text-properties fo:font-size="12pt" fo:font-weight="bold" officeooo:rsid="02e82a24" style:font-size-asian="12pt" style:font-weight-asian="bold" style:font-size-complex="12pt" style:font-weight-complex="bold"/>
    </style:style>
    <style:style style:name="T150" style:family="text">
      <style:text-properties fo:font-size="12pt" fo:font-weight="normal" officeooo:rsid="02e82a24" style:font-size-asian="12pt" style:font-weight-asian="normal" style:font-size-complex="12pt" style:font-weight-complex="normal"/>
    </style:style>
    <style:style style:name="T151" style:family="text">
      <style:text-properties fo:font-size="12pt" fo:font-weight="normal" officeooo:rsid="038dd9cf" style:font-size-asian="12pt" style:font-weight-asian="normal" style:font-size-complex="12pt" style:font-weight-complex="normal"/>
    </style:style>
    <style:style style:name="T152" style:family="text">
      <style:text-properties fo:font-size="12pt" fo:font-weight="normal" officeooo:rsid="0026d4d6" style:font-size-asian="12pt" style:font-weight-asian="normal" style:font-size-complex="12pt" style:font-weight-complex="normal"/>
    </style:style>
    <style:style style:name="T153" style:family="text">
      <style:text-properties officeooo:rsid="038d9d4d"/>
    </style:style>
    <style:style style:name="T154" style:family="text">
      <style:text-properties officeooo:rsid="038dd9cf"/>
    </style:style>
    <style:style style:name="T155" style:family="text">
      <style:text-properties officeooo:rsid="0025668c"/>
    </style:style>
    <style:style style:name="T156" style:family="text">
      <style:text-properties fo:font-weight="normal" style:font-weight-asian="normal" style:font-weight-complex="normal"/>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weight="bold" style:font-weight-asian="bold"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style:font-style-asian="normal" style:font-style-complex="normal"/>
    </style:style>
    <style:style style:name="T162" style:family="text">
      <style:text-properties officeooo:rsid="00bb3130"/>
    </style:style>
    <style:style style:name="T16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o minimise downtime, as well as ensure compatibility with the planned updates; p<text:span text:style-name="T144">atches </text:span><text:span text:style-name="T145">and updates</text:span><text:span text:style-name="T144"> should first be tested in a </text:span><text:span text:style-name="T146">local</text:span><text:span text:style-name="T144"> development environment </text:span>that mirrors the VPS as closely as possible. A tool such as Docker can be used to create an image of the VPS’ operating system.<text:span text:style-name="T144"> Such image can then be deployed on a separate device, where </text:span><text:span text:style-name="T147">updates and patches</text:span><text:span text:style-name="T144"> may </text:span><text:span text:style-name="T147">then</text:span><text:span text:style-name="T144"> be carried out manually.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7"/>
      <text:p text:style-name="P58"><text:soft-page-break/>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8">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8">In the event of issues, a rollback procedure should be in place to restore the system to a known working state. This is particularly important given the lack of redundancy in the current infrastructure.</text:p>
      <text:p text:style-name="P58">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9"/>
      <text:p text:style-name="P25"/>
      <text:p text:style-name="P25"/>
      <text:list text:style-name="WWNum5">
        <text:list-item text:start-value="1">
          <text:p text:style-name="P60">Currently hosted on a single VPS (Virtual Private Server) running Ubuntu, with a PostgreSQL database on the same machine. The VPS costs the charity approximately £25/month.</text:p>
        </text:list-item>
        <text:list-item>
          <text:p text:style-name="P60">The entire system is maintained by one volunteer developer in their spare time. There is no formal development process, CI/CD pipeline, or staging environment. Deployments happen by SSH-ing into the server and running git pull.</text:p>
        </text:list-item>
      </text:list>
      <text:p text:style-name="P61"/>
      <text:p text:style-name="P25"/>
      <text:p text:style-name="P62">References</text:p>
      <text:p text:style-name="P63"><text:span text:style-name="Strong_20_Emphasis"><text:span text:style-name="T148">GD</text:span></text:span><text:span text:style-name="Strong_20_Emphasis"><text:span text:style-name="T149">P</text:span></text:span><text:span text:style-name="Strong_20_Emphasis"><text:span text:style-name="T148">R</text:span></text:span><text:span text:style-name="T150"> (</text:span>2018<text:span text:style-name="T150">) </text:span><text:span text:style-name="Emphasis"><text:span text:style-name="T150">General Data Protection Regulation.</text:span></text:span><text:span text:style-name="T150"> Available at: </text:span><text:a xlink:type="simple" xlink:href="https://gdpr-info.eu/" text:style-name="Internet_20_link" text:visited-style-name="Visited_20_Internet_20_Link"><text:span text:style-name="T150">https://gdpr-info.eu/</text:span></text:a><text:span text:style-name="T150"> (</text:span><text:span text:style-name="T151">Accessed: </text:span><text:span text:style-name="T152">5 </text:span><text:span text:style-name="T151"><text:s/></text:span><text:span text:style-name="T152">May</text:span><text:span text:style-name="T151"> 2026</text:span><text:span text:style-name="T150">).</text:span></text:p>
      <text:p text:style-name="P64"><text:span text:style-name="Strong_20_Emphasis">Data Protection Act 2018</text:span> (2018) <text:span text:style-name="Emphasis">c.12.</text:span> London: The Stationery Office. <text:span text:style-name="T153">Available at: </text:span><text:a xlink:type="simple" xlink:href="https://www.legislation.gov.uk/ukpga/2018/12" text:style-name="Internet_20_link" text:visited-style-name="Visited_20_Internet_20_Link"><text:span text:style-name="T153">https://www.legislation.gov.uk/ukpga/2018/12</text:span></text:a><text:span text:style-name="T153"> </text:span><text:span text:style-name="T154">(Accessed: </text:span><text:span text:style-name="T155">5 May</text:span><text:span text:style-name="T154"> 2026).</text:span></text:p>
      <text:p text:style-name="P6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4">Accessed: </text:span><text:span text:style-name="T155">5</text:span><text:span text:style-name="T154"> </text:span><text:span text:style-name="T155">May</text:span><text:span text:style-name="T154"> 2026</text:span>).</text:p>
      <text:p text:style-name="P66">National Cyber Security Centre <text:span text:style-name="T156">(2021) </text:span><text:span text:style-name="T157">Top tips for staying secure online.</text:span><text:span text:style-name="T156"> Available at: </text:span><text:a xlink:type="simple" xlink:href="https://www.ncsc.gov.uk/collection/top-tips-for-staying-secure-online/always-back-up-your-most-important-data#section_3" text:style-name="Internet_20_link" text:visited-style-name="Visited_20_Internet_20_Link"><text:span text:style-name="T156">https://www.ncsc.gov.uk/collection/top-tips-for-staying-secure-online/always-back-up-your-most-important-data#section_3</text:span></text:a><text:span text:style-name="T156"> (Accessed 5 May 2026).</text:span></text:p>
      <text:p text:style-name="P67"><text:soft-page-break/><text:span text:style-name="T15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8">Rubber Duck Debugging <text:span text:style-name="T156">(n.d.) </text:span><text:span text:style-name="T157">Debugging Software with a Rubber Ducky. </text:span><text:span text:style-name="T159">Available at: </text:span><text:a xlink:type="simple" xlink:href="https://rubberduckdebugging.com/" text:style-name="Internet_20_link" text:visited-style-name="Visited_20_Internet_20_Link"><text:span text:style-name="T159">https://rubberduckdebugging.com/</text:span></text:a><text:span text:style-name="T159"> (Accessed: 5 May 2026)</text:span></text:p>
      <text:p text:style-name="P69"><text:span text:style-name="T160">Luka Netzler, Brian Lovell</text:span><text:span text:style-name="T16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0">Christoph Bamberg, Julia Reinchenberger, Jens Blechert <text:span text:style-name="T156">(2025) </text:span><text:span text:style-name="T157">Stable cognitive performance while adapting to intermittent fasting: A randomised controlled trial</text:span><text:span text:style-name="T159">. Available at: </text:span><text:a xlink:type="simple" xlink:href="https://journals.sagepub.com/doi/10.1177/13591053251351204" text:style-name="Internet_20_link" text:visited-style-name="Visited_20_Internet_20_Link"><text:span text:style-name="T159">https://journals.sagepub.com/doi/10.1177/13591053251351204</text:span></text:a><text:span text:style-name="T159"> (Accessed: 5 May 2026).</text:span></text:p>
      <text:p text:style-name="P71"><text:span text:style-name="Strong_20_Emphasis">Information Commissioner’s Office (ICO)</text:span> (2024<text:span text:style-name="T16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4">Accessed: </text:span><text:span text:style-name="T163">5 May </text:span><text:span text:style-name="T154">2026</text:span>).</text:p>
      <text:p text:style-name="P72">Dominik H Pesta, Varman T Samuel <text:span text:style-name="T156">(2014) </text:span><text:span text:style-name="T157">A high-protein diet for reducing body fat: mechanisms and possible caveats.</text:span><text:span text:style-name="T156"> Available at: </text:span><text:a xlink:type="simple" xlink:href="https://link.springer.com/article/10.1186/1743-7075-11-53" text:style-name="Internet_20_link" text:visited-style-name="Visited_20_Internet_20_Link"><text:span text:style-name="T156">https://link.springer.com/article/10.1186/1743-7075-11-53</text:span></text:a><text:span text:style-name="T156"> (Accessed: 5 May 2026).</text:span></text:p>
      <text:p text:style-name="P73"/>
      <text:p text:style-name="P74">Craig A. Williamson, Jari J. Morganti, Hannah E. Smithson <text:span text:style-name="T156">(2023) </text:span><text:span text:style-name="T157">Bright-light distractions and visual performance</text:span><text:span text:style-name="T156">. Available at: </text:span><text:a xlink:type="simple" xlink:href="https://www.frontiersin.org/journals/psychology/articles/10.3389/fpsyg.2023.1088975/full" text:style-name="Internet_20_link" text:visited-style-name="Visited_20_Internet_20_Link"><text:span text:style-name="T156">https://www.frontiersin.org/journals/psychology/articles/10.3389/fpsyg.2023.1088975/full</text:span></text:a><text:span text:style-name="T156"> (Accessed: 5 May 2026).</text:span></text:p>
      <text:p text:style-name="P75"/>
      <text:p text:style-name="P76">Ning Ding, Daniel Wagner, Xiaomeng Chen, Abhinav Pathak, Y. Charlie Hu, Andrew Rice <text:span text:style-name="T156">(2013) </text:span><text:span text:style-name="T157">Characterizing and modeling the impact of wireless signal strength on smartphone battery drain. </text:span><text:span text:style-name="T159">Available at: </text:span><text:a xlink:type="simple" xlink:href="https://dl.acm.org/doi/10.1145/2494232.2466586" text:style-name="Internet_20_link" text:visited-style-name="Visited_20_Internet_20_Link"><text:span text:style-name="T159">https://dl.acm.org/doi/10.1145/2494232.2466586</text:span></text:a><text:span text:style-name="T159"> (Accessed: 5 May 2026)</text:span></text:p>
      <text:p text:style-name="P77"/>
      <text:p text:style-name="P78">The Postman Team <text:span text:style-name="T156">(2025) </text:span><text:span text:style-name="T157">What are HTTP status codes? Complete Guide for API Developers</text:span><text:span text:style-name="T156">. Available at: </text:span><text:a xlink:type="simple" xlink:href="https://blog.postman.com/what-are-http-status-codes/" text:style-name="Internet_20_link" text:visited-style-name="Visited_20_Internet_20_Link"><text:span text:style-name="T156">https://blog.postman.com/what-are-http-status-codes/</text:span></text:a><text:span text:style-name="T156"> (Accessed: 6 May 2026)</text:span></text:p>
      <text:p text:style-name="P79"/>
      <text:p text:style-name="P80">Ubuntu <text:span text:style-name="T156">(n.d.) </text:span><text:span text:style-name="T157">Vulnerability management tools in Ubuntu.</text:span><text:span text:style-name="T159"> Available at: </text:span><text:a xlink:type="simple" xlink:href="https://ubuntu.com/security/vulnerability-management" text:style-name="Internet_20_link" text:visited-style-name="Visited_20_Internet_20_Link"><text:span text:style-name="T159">https://ubuntu.com/security/vulnerability-management</text:span></text:a><text:span text:style-name="T159"> (Accessed: 6 May 2026)</text:span></text:p>
      <text:p text:style-name="P81"/>
      <text:p text:style-name="P82">Trevor Atkins <text:span text:style-name="T156">(2002) </text:span><text:span text:style-name="T157">Create a Lightweight Testing Framework. </text:span><text:span text:style-name="T156">Available at: </text:span><text:a xlink:type="simple" xlink:href="https://thinktesting.com/articles/a-lightweight-testing-framework/" text:style-name="Internet_20_link" text:visited-style-name="Visited_20_Internet_20_Link"><text:span text:style-name="T156">https://thinktesting.com/articles/a-lightweight-testing-framework/</text:span></text:a><text:span text:style-name="T15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6:47.877256544</dc:date>
    <meta:editing-duration>PT12H59M33S</meta:editing-duration>
    <meta:editing-cycles>337</meta:editing-cycles>
    <meta:document-statistic meta:table-count="0" meta:image-count="0" meta:object-count="0" meta:page-count="7" meta:paragraph-count="74" meta:word-count="2254" meta:character-count="15498" meta:non-whitespace-character-count="13315"/>
  </office:meta>
</office:document-meta>
</file>